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Interview for Data Engineering and Machine Learning Profile (20 Sep 2023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ection 1: Programming</text:p>
          </draw:text-box>
        </draw:frame>
        <draw:frame draw:style-name="gr2" draw:text-style-name="P4" draw:layer="layout" svg:width="26cm" svg:height="10.916cm" svg:x="0.5cm" svg:y="2.584cm">
          <draw:text-box>
            <text:p text:style-name="P3"><text:span text:style-name="T1">1. </text:span>How much would you rate yourself out of 1 to 5 in these three:</text:p>
            <text:p text:style-name="P3">Data engineering, ML Ops, Cloud</text:p>
            <text:p text:style-name="P3"/>
            <text:p>2. Broad concepts around Data Engineering and MLOps.</text:p>
            <text:p/>
            <text:p>3. Write code to find the number of factors of a number.</text:p>
            <text:p/>
            <text:p>4. Tell what is the complexity of this code.</text:p>
            <text:p/>
            <text:p>5. Can you suggest any optimization in it?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3" draw:text-style-name="P4" draw:layer="layout" svg:width="27cm" svg:height="14.471cm" svg:x="0.4cm" svg:y="2.1cm">
          <draw:text-box>
            <text:p text:style-name="P3">6. Write code to tell if a number is a happy number.</text:p>
            <text:p text:style-name="P3">A happy number is a number defined by the following process:</text:p>
            <text:p text:style-name="P3">- Starting with any positive integer, replace the number by the sum of the squares of it’s digits</text:p>
            <text:p text:style-name="P3">- Repeat the process until the number equals 1 (where it will stay), or it “loops endlessly in a cycle” which does not include 1</text:p>
            <text:p text:style-name="P3">- Those numbers for which this process “ends in 1” are happy.</text:p>
            <text:p text:style-name="P3">Return true if n is a happy number, and false if not.</text:p>
            <text:p text:style-name="P3"/>
            <text:p text:style-name="P3">For ex: 19 is a happy number. Produces following sum of the squares of it’s digits: 19, 82, 68, 100, 1</text:p>
            <text:p text:style-name="P3"/>
            <text:p text:style-name="P3">And 2 is an unhappy number.</text:p>
            <text:p text:style-name="P3"/>
            <text:p text:style-name="P3">7. How would you identify an unhappy number for example: 2</text:p>
            <text:p text:style-name="P3">A number is either a happy number or unhappy number. </text:p>
            <text:p text:style-name="P3">We can create a list of all the happy numbers till 1000 and a list of unhappy numbers. Then preemptively stop on encountering one of those.</text:p>
            <text:p text:style-name="P3">This way memoization would allow for optimization.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ection 2: Machine Learning</text:p>
          </draw:text-box>
        </draw:frame>
        <draw:frame draw:style-name="gr4" draw:text-style-name="P7" draw:layer="layout" svg:width="27cm" svg:height="11.627cm" svg:x="0.3cm" svg:y="2.2cm">
          <draw:text-box>
            <text:p text:style-name="P6">8. Which ML algorithm you are most comfortable with?</text:p>
            <text:p text:style-name="P6"/>
            <text:p text:style-name="P6">9. Can you take up questions on SVM?</text:p>
            <text:p text:style-name="P6"/>
            <text:p text:style-name="P6">10. The Machine Learning problem:</text:p>
            <text:p text:style-name="P6">Let’s say you work in a financial institution, and you are given the task of using Support Vector Machines (SVM) to build a trading strategy for equities based on multiple features, such as moving average, volatility, and market sentiment.</text:p>
            <text:p text:style-name="P6"/>
            <text:p text:style-name="P6">Problem Statement:</text:p>
            <text:p text:style-name="P6">To create an optimized SVM model that can effectively classify equities into “Buy”, “Hold”, and “Sell” categories based on historical and real time data.</text:p>
            <text:p text:style-name="P6"/>
            <text:p text:style-name="P6">Build an initial SVM model with a radial basis function (RBF) or polynomial kernel. Experiment with different parameters like the regularization constant (C), kernel coefficient (y), and others.</text:p>
            <text:p text:style-name="P6">Discuss how are you going to do this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5" draw:text-style-name="P9" draw:layer="layout" svg:width="27cm" svg:height="8.072cm" svg:x="0.5cm" svg:y="2.5cm">
          <draw:text-box>
            <text:p><text:span text:style-name="T2">11. How would you tune the hyper parameters of the model?</text:span></text:p>
            <text:p><text:span text:style-name="T2"/></text:p>
            <text:p text:style-name="P3"><text:span text:style-name="T2">12. How would you use SVM on real time data?</text:span></text:p>
            <text:p text:style-name="P3"><text:span text:style-name="T2"/></text:p>
            <text:p text:style-name="P3"><text:span text:style-name="T2">13. What would be your strategy for feature selection?</text:span></text:p>
            <text:p text:style-name="P3"><text:span text:style-name="T2"/></text:p>
            <text:p text:style-name="P3"><text:span text:style-name="T2">14. What is RBF - Radial basis function?</text:span></text:p>
            <text:p text:style-name="P3"><text:span text:style-name="T2"/></text:p>
            <text:p text:style-name="P3"><text:span text:style-name="T2">15. What is matrix factorization with respect to SVMs?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ection 3: Cloud </text:p>
          </draw:text-box>
        </draw:frame>
        <draw:frame draw:style-name="gr5" draw:text-style-name="P9" draw:layer="layout" svg:width="24.5cm" svg:height="9.494cm" svg:x="1cm" svg:y="3cm">
          <draw:text-box>
            <text:p text:style-name="P3"><text:span text:style-name="T2">16. Which cloud platform have you have used?</text:span></text:p>
            <text:p text:style-name="P3"><text:span text:style-name="T2"/></text:p>
            <text:p text:style-name="P3"><text:span text:style-name="T2">17. Which features of GCP have you used?</text:span></text:p>
            <text:p text:style-name="P3"><text:span text:style-name="T2"/></text:p>
            <text:p text:style-name="P3"><text:span text:style-name="T2">18. Which features of AWS you have used?</text:span></text:p>
            <text:p text:style-name="P3"><text:span text:style-name="T2"/></text:p>
            <text:p text:style-name="P3"><text:span text:style-name="T2">19. What is Elastic Cloud Compute or EC2?</text:span></text:p>
            <text:p text:style-name="P3"><text:span text:style-name="T2"/></text:p>
            <text:p text:style-name="P3"><text:span text:style-name="T2">20. What are steps of creating a project in GCP to use Buckets?</text:span></text:p>
            <text:p text:style-name="P3"><text:span text:style-name="T2"/></text:p>
            <text:p text:style-name="P3"><text:span text:style-name="T2">21. What are the steps of creating a project in AWS to use Lambda functions?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1T16:08:10.769658932</meta:creation-date>
    <meta:editing-duration>PT1H50M20S</meta:editing-duration>
    <meta:editing-cycles>6</meta:editing-cycles>
    <meta:generator>LibreOffice/7.3.7.2$Linux_X86_64 LibreOffice_project/30$Build-2</meta:generator>
    <dc:title>Blue Curve</dc:title>
    <dc:date>2023-09-21T18:22:19.783809634</dc:date>
    <meta:document-statistic meta:object-count="58"/>
  </office:meta>
</office:document-meta>
</file>